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Designing a Syste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 System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Designing a System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We need to design an IoT system for a building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There will be a central control device that can update or shutdown all </text:span><text:span text:style-name="T3">other devices. 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n each room there is an infrared sensor to detect when the room is in </text:span><text:span text:style-name="T3">use. If it is, then it should turn on the light for that room. If no activity </text:span><text:span text:style-name="T3">is detected in a certain amount of time then the light should be turned </text:span><text:span text:style-name="T3">off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The central control device should be able to display status information </text:span><text:span text:style-name="T3">about each device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 System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Designing a System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To solve this problem you will need to define many things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When does the status update?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s the timer part of the light, the sensor, or the controller?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Does the control device need a connection to all process, or can it </text:span><text:span text:style-name="T3">propagate over a network?</text:span></text:p>
              </text:list-item>
            </text:list>
            <text:p text:style-name="P5"><text:span text:style-name="T3"/></text:p>
            <text:p text:style-name="P5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 System" draw:style-name="dp1" draw:master-page-name="Title_20_and_20_Content" presentation:presentation-page-layout-name="AL2T11"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Our system is so good that everyone wants in our building, so we’re </text:span><text:span text:style-name="T3">going to have to add a security system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Each door has an Card Scanner. When a card is scanned it will consult </text:span><text:span text:style-name="T3">a database of acceptable cards. If a card is accepted, the scanner will </text:span><text:span text:style-name="T3">unlock the Lock for the corresponding door only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As an additional security measure, only one Lock can be unlocked at a </text:span><text:span text:style-name="T3">time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The central controller still needs its status updates on the Locks, </text:span><text:span text:style-name="T3">Scanners, and Database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The central controller must be able to unlock all doors in an </text:span><text:span text:style-name="T3">emergency.</text:span></text:p>
              </text:list-item>
            </text:list>
          </draw:text-box>
        </draw:frame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Designing a System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6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Subprocesses" draw:style-name="dp1" draw:master-page-name="Title_20_and_20_Content" presentation:presentation-page-layout-name="AL2T11">
        <draw:frame draw:name="Title 1" presentation:style-name="pr3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2">Subprocesses</text:span></text:p>
          </draw:text-box>
        </draw:frame>
        <draw:frame draw:name="Content Placeholder 2" presentation:style-name="pr4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When designing concurrent and parallel systems it can be difficult to </text:span><text:span text:style-name="T3">reason about what is happening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You often find that certain processes are linked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Grouping processes into one larger process can lead to easier to </text:span><text:span text:style-name="T3">reason code, and better enable code re-use.</text:span></text:p>
              </text:list-item>
            </text:list>
            <text:p text:style-name="P5"><text:span text:style-name="T3"/></text:p>
            <text:list text:continue-numbering="true" text:style-name="L2">
              <text:list-item>
                <text:p text:style-name="P5"><text:span text:style-name="T3">It also means that huge, complicated diagrams can be simplified </text:span><text:span text:style-name="T3">massively.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6">11/2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6">11/2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P</dc:title>
    <meta:initial-creator>Windows User</meta:initial-creator>
    <meta:editing-cycles>26</meta:editing-cycles>
    <meta:creation-date>2018-10-26T09:19:02</meta:creation-date>
    <dc:date>2018-11-26T11:13:46.953770859</dc:date>
    <meta:editing-duration>PT11H18M</meta:editing-duration>
    <meta:generator>LibreOffice/6.0.6.2$Linux_X86_64 LibreOffice_project/00m0$Build-2</meta:generator>
    <meta:document-statistic meta:object-count="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